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cb148" officeooo:paragraph-rsid="000cb148" style:font-size-asian="14pt" style:font-size-complex="14pt"/>
    </style:style>
    <style:style style:name="P2" style:family="paragraph" style:parent-style-name="Standard">
      <style:text-properties fo:font-size="14pt" officeooo:rsid="000cb148" officeooo:paragraph-rsid="000e87d9" style:font-size-asian="14pt" style:font-size-complex="14pt"/>
    </style:style>
    <style:style style:name="P3" style:family="paragraph" style:parent-style-name="Standard">
      <style:text-properties fo:font-size="14pt" officeooo:rsid="000e87d9" officeooo:paragraph-rsid="000e87d9" style:font-size-asian="14pt" style:font-size-complex="14pt"/>
    </style:style>
    <style:style style:name="P4" style:family="paragraph" style:parent-style-name="Standard">
      <style:text-properties fo:font-size="14pt" officeooo:rsid="0010b934" officeooo:paragraph-rsid="0010b934" style:font-size-asian="14pt" style:font-size-complex="14pt"/>
    </style:style>
    <style:style style:name="P5" style:family="paragraph" style:parent-style-name="Standard">
      <style:text-properties fo:font-size="14pt" officeooo:rsid="0012a257" officeooo:paragraph-rsid="0012a257" style:font-size-asian="14pt" style:font-size-complex="14pt"/>
    </style:style>
    <style:style style:name="P6" style:family="paragraph" style:parent-style-name="Standard">
      <style:text-properties fo:font-size="14pt" officeooo:rsid="0011369b" officeooo:paragraph-rsid="0011369b" style:font-size-asian="14pt" style:font-size-complex="14pt"/>
    </style:style>
    <style:style style:name="P7" style:family="paragraph" style:parent-style-name="Standard">
      <style:text-properties fo:font-size="14pt" officeooo:rsid="000f2bc3" officeooo:paragraph-rsid="000f2bc3" style:font-size-asian="14pt" style:font-size-complex="14pt"/>
    </style:style>
    <style:style style:name="P8" style:family="paragraph" style:parent-style-name="Standard">
      <style:text-properties fo:font-size="14pt" officeooo:rsid="00135044" officeooo:paragraph-rsid="00135044" style:font-size-asian="14pt" style:font-size-complex="14pt"/>
    </style:style>
    <style:style style:name="P9" style:family="paragraph" style:parent-style-name="Standard">
      <style:text-properties fo:font-size="14pt" officeooo:rsid="00150169" officeooo:paragraph-rsid="00150169" style:font-size-asian="14pt" style:font-size-complex="14pt"/>
    </style:style>
    <style:style style:name="P10" style:family="paragraph" style:parent-style-name="Standard">
      <style:text-properties fo:font-size="14pt" officeooo:rsid="0012a257" officeooo:paragraph-rsid="0012a257" style:font-size-asian="14pt" style:font-size-complex="14pt"/>
    </style:style>
    <style:style style:name="P11" style:family="paragraph" style:parent-style-name="Standard">
      <style:text-properties fo:font-size="14pt" officeooo:rsid="001b233d" officeooo:paragraph-rsid="001b233d" style:font-size-asian="14pt" style:font-size-complex="14pt"/>
    </style:style>
    <style:style style:name="P12" style:family="paragraph" style:parent-style-name="Standard">
      <style:text-properties fo:font-size="14pt" officeooo:rsid="000cb148" officeooo:paragraph-rsid="000cb148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87d9" style:font-weight-asian="bold" style:font-weight-complex="bold"/>
    </style:style>
    <style:style style:name="T3" style:family="text">
      <style:text-properties fo:font-weight="bold" officeooo:rsid="0017dab9" style:font-weight-asian="bold" style:font-weight-complex="bold"/>
    </style:style>
    <style:style style:name="T4" style:family="text">
      <style:text-properties officeooo:rsid="000e87d9"/>
    </style:style>
    <style:style style:name="T5" style:family="text">
      <style:text-properties officeooo:rsid="000f2bc3"/>
    </style:style>
    <style:style style:name="T6" style:family="text">
      <style:text-properties officeooo:rsid="0011369b"/>
    </style:style>
    <style:style style:name="T7" style:family="text">
      <style:text-properties officeooo:rsid="00135044"/>
    </style:style>
    <style:style style:name="T8" style:family="text">
      <style:text-properties officeooo:rsid="00150169"/>
    </style:style>
    <style:style style:name="T9" style:family="text">
      <style:text-properties officeooo:rsid="00169b0b"/>
    </style:style>
    <style:style style:name="T10" style:family="text">
      <style:text-properties officeooo:rsid="0019ae2f"/>
    </style:style>
    <style:style style:name="T11" style:family="text">
      <style:text-properties officeooo:rsid="001b23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T</text:span>itolo del gioco:</text:p>
      <text:p text:style-name="P2"><text:span text:style-name="T3">THE FOUR </text:span><text:span text:style-name="T1">SPACE POTATOE</text:span><text:span text:style-name="T2">S</text:span></text:p>
      <text:p text:style-name="P2"/>
      <text:p text:style-name="P3"><text:span text:style-name="T5">N</text:span>. <text:span text:style-name="T5">G</text:span>iocatori: 4</text:p>
      <text:p text:style-name="P3"/>
      <text:p text:style-name="P1"><text:span text:style-name="T5">S</text:span>copo del gioco:</text:p>
      <text:p text:style-name="P1"><text:span text:style-name="T5">R</text:span>iparare una serra su marte <text:span text:style-name="T10">per non morire di fame</text:span> prima che arrivino gli alieni.</text:p>
      <text:p text:style-name="P1"/>
      <text:p text:style-name="P11">A 30 della linea del tempo si muore.</text:p>
      <text:p text:style-name="P1"/>
      <text:p text:style-name="P4">Serra= 3 pezzi</text:p>
      <text:p text:style-name="P4"/>
      <text:p text:style-name="P5">Criduss=+1punto cibo <text:s text:c="2"/>Patata=+2punti cibo <text:s text:c="2"/>Udilgoral=+1punto cibo</text:p>
      <text:p text:style-name="P4"/>
      <text:p text:style-name="P1"><text:span text:style-name="T5">P</text:span>reparazione:</text:p>
      <text:p text:style-name="P2">1) <text:span text:style-name="T5">M</text:span>ettere il razzo <text:span text:style-name="T4">sulla linea del tempo sullo 0.</text:span></text:p>
      <text:p text:style-name="P3">2) <text:span text:style-name="T5">D</text:span>are a ogni giocatore un personaggio.</text:p>
      <text:p text:style-name="P3">3) <text:span text:style-name="T5">Sistemare le tessere sul tabellone di gioco.</text:span></text:p>
      <text:p text:style-name="P3">4) <text:span text:style-name="T5">Lanciare un dado da sei facce quattro volte. Il risultato deciderà la posizione dei personaggi.</text:span></text:p>
      <text:p text:style-name="P3"><text:s text:c="4"/><text:span text:style-name="T5">Es. 1=A1 <text:s/>6=B1 <text:s/>8=B3 <text:s/>22=A2</text:span></text:p>
      <text:p text:style-name="P3"/>
      <text:p text:style-name="P6">N. Mosse: 2</text:p>
      <text:p text:style-name="P9"/>
      <text:p text:style-name="P7">Mosse in un turno:</text:p>
      <text:p text:style-name="P4">1) Muoviti da una casella a una adiacente.</text:p>
      <text:p text:style-name="P4">2) Gira la tessera su cui ti trovi.</text:p>
      <text:p text:style-name="P4">3) Costr<text:span text:style-name="T6">u</text:span>ire <text:span text:style-name="T6">un pezzo di serra con una risorsa 1 e una risorsa 3 uguali.</text:span></text:p>
      <text:p text:style-name="P4">4) <text:span text:style-name="T6">Dai a un giocatore sulla tua stessa casella un carta risorsa.</text:span></text:p>
      <text:p text:style-name="P4"/>
      <text:p text:style-name="P5">Fine turno:</text:p>
      <text:p text:style-name="P5">-1punti cibo <text:s/>+1 linea del tempo</text:p>
      <text:p text:style-name="P5"/>
      <text:p text:style-name="P11">Carte evento:</text:p>
      <text:p text:style-name="P5"><text:span text:style-name="T11">1) </text:span>Temperatura<text:span text:style-name="T7">= -1 punto cibo a tutti</text:span></text:p>
      <text:p text:style-name="P8"><text:span text:style-name="T11">2) </text:span>Terremoto= <text:span text:style-name="T8">Lancia un dado da sei facce per ogni colonna del tabellone. Il numero indica di quante righe scorre.</text:span></text:p>
      <text:p text:style-name="P9">Es. <text:s/>1 <text:span text:style-name="T9">ABCD=DABC <text:s/>3 ABCD=BCDA</text:span></text:p>
      <text:p text:style-name="P8"><text:span text:style-name="T11">3) </text:span>Tempesta=Rigira tutte le carte azione speciale. Ogni giocatore scarta tutte le proprie carte <text:span text:style-name="T8">azione speciale. Infine si rimischia la pila degli scarti nel mazzo.</text:span></text:p>
      <text:p text:style-name="P8"><text:span text:style-name="T11">4) </text:span>Meteorite= -2 punti cibo a i giocatori sulle caselle ross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02T10:40:19.663000000</meta:creation-date>
    <dc:date>2020-02-02T14:59:54.186000000</dc:date>
    <meta:editing-duration>PT21M32S</meta:editing-duration>
    <meta:editing-cycles>8</meta:editing-cycles>
    <meta:generator>LibreOffice/6.3.3.2$Windows_X86_64 LibreOffice_project/a64200df03143b798afd1ec74a12ab50359878ed</meta:generator>
    <meta:document-statistic meta:table-count="0" meta:image-count="0" meta:object-count="0" meta:page-count="1" meta:paragraph-count="28" meta:word-count="220" meta:character-count="1251" meta:non-whitespace-character-count="1045"/>
  </office:meta>
</office:document-meta>
</file>